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05cm" fo:min-width="7.404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10.04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10.541cm" svg:x="4.81cm" svg:y="8.366cm">
          <text:p text:style-name="P1">Gayathri Gunathilaka</text:p>
          <text:p text:style-name="P1">1702029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541cm" svg:height="6.35cm" svg:x="5.572cm" svg:y="19.923cm">
          <text:p text:style-name="P1">ucs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48.692108233</meta:creation-date>
    <dc:date>2018-02-19T15:14:14.147436543</dc:date>
    <meta:editing-duration>PT37M26S</meta:editing-duration>
    <meta:editing-cycles>2</meta:editing-cycles>
    <meta:generator>LibreOffice/5.1.4.2$Linux_X86_64 LibreOffice_project/10m0$Build-2</meta:generator>
    <meta:document-statistic meta:object-count="2"/>
  </office:meta>
</office:document-meta>
</file>